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6pt" officeooo:paragraph-rsid="001016e7" style:font-size-asian="16pt" style:font-size-complex="16pt"/>
    </style:style>
    <style:style style:name="P2" style:family="paragraph" style:parent-style-name="Heading_20_1">
      <style:paragraph-properties fo:text-align="center" style:justify-single-word="false" fo:break-before="page"/>
      <style:text-properties fo:font-size="16pt" officeooo:paragraph-rsid="001302cc" style:font-size-asian="16pt" style:font-size-complex="16pt"/>
    </style:style>
    <style:style style:name="P3" style:family="paragraph" style:parent-style-name="Heading_20_1" style:master-page-name="Landscape">
      <style:paragraph-properties fo:text-align="center" style:justify-single-word="false" style:page-number="auto"/>
      <style:text-properties officeooo:paragraph-rsid="001453dd"/>
    </style:style>
    <style:style style:name="P4" style:family="paragraph" style:parent-style-name="Heading_20_4">
      <style:paragraph-properties fo:margin-left="0in" fo:margin-right="0in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7" style:family="paragraph" style:parent-style-name="Quotations">
      <style:paragraph-properties fo:margin-left="0.3937in" fo:margin-right="0.3937in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 style:parent-style-name="Text_20_body">
      <style:paragraph-properties fo:margin-top="0in" fo:margin-bottom="0in" style:contextual-spacing="false" fo:break-before="page"/>
    </style:style>
    <style:style style:name="P13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4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5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16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7" style:family="paragraph" style:parent-style-name="Text_20_body" style:list-style-name="L4">
      <style:paragraph-properties fo:margin-left="0in" fo:margin-right="0in" fo:text-indent="0in" style:auto-text-indent="false" fo:padding="0in" fo:border="none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1453dd"/>
    </style:style>
    <style:style style:name="P19" style:family="paragraph" style:parent-style-name="Text_20_body">
      <style:paragraph-properties fo:margin-top="0in" fo:margin-bottom="0in" style:contextual-spacing="false" fo:break-before="page"/>
      <style:text-properties officeooo:paragraph-rsid="001453dd"/>
    </style:style>
    <style:style style:name="P20" style:family="paragraph" style:parent-style-name="Text_20_body">
      <style:paragraph-properties fo:margin-top="0in" fo:margin-bottom="0.1in" style:contextual-spacing="false"/>
    </style:style>
    <style:style style:name="P21" style:family="paragraph" style:parent-style-name="Text_20_body">
      <style:paragraph-properties fo:margin-top="0in" fo:margin-bottom="0.1201in" style:contextual-spacing="false"/>
    </style:style>
    <style:style style:name="P22" style:family="paragraph" style:parent-style-name="Text_20_body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ext_20_body">
      <style:paragraph-properties fo:margin-top="0in" fo:margin-bottom="0.1402in" style:contextual-spacing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016e7" style:font-size-asian="16pt" style:font-size-complex="16pt"/>
    </style:style>
    <style:style style:name="T3" style:family="text">
      <style:text-properties officeooo:rsid="001016e7"/>
    </style:style>
    <style:style style:name="T4" style:family="text">
      <style:text-properties loext:padding="0.0193in" loext:border="0.06pt solid #f7faff"/>
    </style:style>
    <style:style style:name="T5" style:family="text">
      <style:text-properties loext:padding="0in" loext:border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 loext:padding="0in" loext:border="none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453d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 loext:padding="0in" loext:border="none"/>
    </style:style>
    <style:style style:name="T13" style:family="text">
      <style:text-properties fo:font-weight="bold" officeooo:rsid="001453dd" style:font-weight-asian="bold" style:font-weight-complex="bold"/>
    </style:style>
    <style:style style:name="T14" style:family="text">
      <style:text-properties officeooo:rsid="001453d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officeooo:rsid="00191ed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718. Construct the Lexicographically Largest Valid Sequenc<text:span text:style-name="T3">e</text:span></text:h>
      <text:p text:style-name="P8">Given an integer <text:span text:style-name="Source_20_Text"><text:span text:style-name="T4">n</text:span></text:span>, find a sequence that satisfies all of the following:</text:p>
      <text:list text:style-name="L1">
        <text:list-item>
          <text:p text:style-name="P9">The integer <text:span text:style-name="Source_20_Text"><text:span text:style-name="T4">1</text:span></text:span> occurs once in the sequence.</text:p>
        </text:list-item>
        <text:list-item>
          <text:p text:style-name="P9">Each integer between <text:span text:style-name="Source_20_Text"><text:span text:style-name="T4">2</text:span></text:span> and <text:span text:style-name="Source_20_Text"><text:span text:style-name="T4">n</text:span></text:span> occurs twice in the sequence.</text:p>
        </text:list-item>
        <text:list-item>
          <text:p text:style-name="P10">For every integer <text:span text:style-name="Source_20_Text"><text:span text:style-name="T4">i</text:span></text:span> between <text:span text:style-name="Source_20_Text"><text:span text:style-name="T4">2</text:span></text:span> and <text:span text:style-name="Source_20_Text"><text:span text:style-name="T4">n</text:span></text:span>, the <text:span text:style-name="Strong_20_Emphasis"><text:span text:style-name="T5">distance</text:span></text:span> between the two occurrences of <text:span text:style-name="Source_20_Text"><text:span text:style-name="T4">i</text:span></text:span> is exactly <text:span text:style-name="Source_20_Text"><text:span text:style-name="T4">i</text:span></text:span>.</text:p>
        </text:list-item>
      </text:list>
      <text:p text:style-name="P8">The <text:span text:style-name="Strong_20_Emphasis"><text:span text:style-name="T5">distance</text:span></text:span> between two numbers on the sequence, <text:span text:style-name="Source_20_Text"><text:span text:style-name="T4">a[i]</text:span></text:span> and <text:span text:style-name="Source_20_Text"><text:span text:style-name="T4">a[j]</text:span></text:span>, is the absolute difference of their indices, <text:span text:style-name="Source_20_Text"><text:span text:style-name="T4">|j - i|</text:span></text:span>.</text:p>
      <text:p text:style-name="P8">Return <text:span text:style-name="Emphasis"><text:span text:style-name="T5">the </text:span></text:span><text:span text:style-name="Emphasis"><text:span text:style-name="Strong_20_Emphasis"><text:span text:style-name="T5">lexicographically largest</text:span></text:span></text:span><text:span text:style-name="Emphasis"><text:span text:style-name="T5"> sequence. It is guaranteed that under the given constraints, there is always a solution.</text:span></text:span></text:p>
      <text:p text:style-name="P8">A sequence <text:span text:style-name="Source_20_Text"><text:span text:style-name="T4">a</text:span></text:span> is lexicographically larger than a sequence <text:span text:style-name="Source_20_Text"><text:span text:style-name="T4">b</text:span></text:span> (of the same length) if in the first position where <text:span text:style-name="Source_20_Text"><text:span text:style-name="T4">a</text:span></text:span> and <text:span text:style-name="Source_20_Text"><text:span text:style-name="T4">b</text:span></text:span> differ, sequence <text:span text:style-name="Source_20_Text"><text:span text:style-name="T4">a</text:span></text:span> has a number greater than the corresponding number in <text:span text:style-name="Source_20_Text"><text:span text:style-name="T4">b</text:span></text:span>. For example, <text:span text:style-name="Source_20_Text"><text:span text:style-name="T4">[0,1,9,0]</text:span></text:span> is lexicographically larger than <text:span text:style-name="Source_20_Text"><text:span text:style-name="T4">[0,1,5,6]</text:span></text:span> because the first position they differ is at the third number, and <text:span text:style-name="Source_20_Text"><text:span text:style-name="T4">9</text:span></text:span> is greater than <text:span text:style-name="Source_20_Text"><text:span text:style-name="T4">5</text:span></text:span>.</text:p>
      <text:p text:style-name="P8"> </text:p>
      <text:p text:style-name="P8"><text:span text:style-name="Strong_20_Emphasis"><text:span text:style-name="T5">Example 1:</text:span></text:span></text:p>
      <text:p text:style-name="P6"><text:span text:style-name="Strong_20_Emphasis"><text:span text:style-name="T5">Input:</text:span></text:span> n = 3</text:p>
      <text:p text:style-name="P6"><text:span text:style-name="Strong_20_Emphasis"><text:span text:style-name="T5">Output:</text:span></text:span> [3,1,2,3,2]</text:p>
      <text:p text:style-name="P5"><text:span text:style-name="Strong_20_Emphasis"><text:span text:style-name="T5">Explanation:</text:span></text:span> [2,3,2,1,3] is also a valid sequence, but [3,1,2,3,2] is the lexicographically largest valid sequence.</text:p>
      <text:p text:style-name="P8"><text:span text:style-name="Strong_20_Emphasis"><text:span text:style-name="T5">Example 2:</text:span></text:span></text:p>
      <text:p text:style-name="P6"><text:span text:style-name="Strong_20_Emphasis"><text:span text:style-name="T5">Input:</text:span></text:span> n = 5</text:p>
      <text:p text:style-name="P5"><text:span text:style-name="Strong_20_Emphasis"><text:span text:style-name="T5">Output:</text:span></text:span> [5,3,1,4,3,5,2,4,2]</text:p>
      <text:p text:style-name="P8"> </text:p>
      <text:p text:style-name="P8"><text:span text:style-name="Strong_20_Emphasis"><text:span text:style-name="T5">Constraints:</text:span></text:span></text:p>
      <text:list text:style-name="L2">
        <text:list-item>
          <text:p text:style-name="P13"><text:span text:style-name="Source_20_Text"><text:span text:style-name="T4">1 &lt;= n &lt;= 20</text:span></text:span></text:p>
        </text:list-item>
      </text:list>
      <text:p text:style-name="Standard"/>
      <text:h text:style-name="P2" text:outline-level="1" text:is-list-header="true">1718. Construct the Lexicographically Largest Valid Sequenc<text:span text:style-name="T3">e</text:span></text:h>
      <text:h text:style-name="Heading_20_3" text:outline-level="3"><text:bookmark text:name="overview"/>Overview</text:h>
      <text:p text:style-name="P8">Given an integer <text:span text:style-name="Source_20_Text"><text:span text:style-name="T5"><draw:frame draw:style-name="fr1" draw:name="Object1" text:anchor-type="as-char" svg:y="-0.1862in" svg:width="0.2492in" svg:height="0.2311in" draw:z-index="0"><draw:object xlink:href="./Object 1" xlink:type="simple" xlink:show="embed" xlink:actuate="onLoad"/><draw:image xlink:href="./ObjectReplacements/Object 1" xlink:type="simple" xlink:show="embed" xlink:actuate="onLoad"/></draw:frame></text:span></text:span>, we need to find the lexicographically largest sequence that satisfies all of these conditions:</text:p>
      <text:list text:style-name="L3">
        <text:list-item>
          <text:p text:style-name="P14"><text:span text:style-name="T11">The integer </text:span><text:span text:style-name="Source_20_Text"><text:span text:style-name="T12"><draw:frame draw:style-name="fr1" draw:name="Object2" text:anchor-type="as-char" svg:y="-0.1862in" svg:width="0.2429in" svg:height="0.2311in" draw:z-index="1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T11"> occurs once in the sequence.</text:span></text:p>
        </text:list-item>
        <text:list-item>
          <text:p text:style-name="P15"><text:span text:style-name="T11">All other integers from </text:span><text:span text:style-name="Source_20_Text"><text:span text:style-name="T12"><draw:frame draw:style-name="fr1" draw:name="Object3" text:anchor-type="as-char" svg:y="-0.1862in" svg:width="0.2445in" svg:height="0.2311in" draw:z-index="2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T11"> to </text:span><text:span text:style-name="Source_20_Text"><text:span text:style-name="T12"><draw:frame draw:style-name="fr1" draw:name="Object4" text:anchor-type="as-char" svg:y="-0.1862in" svg:width="0.2492in" svg:height="0.2311in" draw:z-index="3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T11"> occur exactly twice, and the distance between these occurrences is equal to the value of this integer.</text:span></text:p>
        </text:list-item>
      </text:list>
      <text:p text:style-name="P8">The distance between two integers is defined as the difference in the indices of both the integers. For example: in the array <text:span text:style-name="Source_20_Text"><text:span text:style-name="T5"><draw:frame draw:style-name="fr1" draw:name="Object5" text:anchor-type="as-char" svg:y="-0.1862in" svg:width="1.8189in" svg:height="0.239in" draw:z-index="4"><draw:object xlink:href="./Object 5" xlink:type="simple" xlink:show="embed" xlink:actuate="onLoad"/><draw:image xlink:href="./ObjectReplacements/Object 5" xlink:type="simple" xlink:show="embed" xlink:actuate="onLoad"/></draw:frame></text:span></text:span>, the distance between both occurrences of <draw:frame draw:style-name="fr1" draw:name="Object6" text:anchor-type="as-char" svg:y="-0.1862in" svg:width="0.2429in" svg:height="0.2311in" draw:z-index="5"><draw:object xlink:href="./Object 6" xlink:type="simple" xlink:show="embed" xlink:actuate="onLoad"/><draw:image xlink:href="./ObjectReplacements/Object 6" xlink:type="simple" xlink:show="embed" xlink:actuate="onLoad"/></draw:frame><text:s/>is given by <draw:frame draw:style-name="fr1" draw:name="Object7" text:anchor-type="as-char" svg:y="-0.1862in" svg:width="0.2472in" svg:height="0.2311in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7"><text:span text:style-name="T6">A sequence </text:span><text:span text:style-name="Source_20_Text"><text:span text:style-name="T7">a</text:span></text:span><text:span text:style-name="T6"> is lexicographically larger than </text:span><text:span text:style-name="T6"><draw:frame draw:style-name="fr1" draw:name="Object8" text:anchor-type="as-char" svg:y="-0.1862in" svg:width="0.2516in" svg:height="0.231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6"><text:s/>sequence </text:span><text:span text:style-name="Source_20_Text"><text:span text:style-name="T7"><draw:frame draw:style-name="fr1" draw:name="Object9" text:anchor-type="as-char" svg:y="-0.1862in" svg:width="0.2508in" svg:height="0.2311in" draw:z-index="8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T6"> (of the same length) if in the first position where </text:span><text:span text:style-name="Source_20_Text"><text:span text:style-name="T7"><draw:frame draw:style-name="fr1" draw:name="Object10" text:anchor-type="as-char" svg:y="-0.1862in" svg:width="0.2516in" svg:height="0.2311in" draw:z-index="9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T6"> and </text:span><text:span text:style-name="Source_20_Text"><text:span text:style-name="T7"><draw:frame draw:style-name="fr1" draw:name="Object11" text:anchor-type="as-char" svg:y="-0.1862in" svg:width="0.2508in" svg:height="0.2311in" draw:z-index="10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T6"> differ, sequence </text:span><text:span text:style-name="Source_20_Text"><text:span text:style-name="T7"><draw:frame draw:style-name="fr1" draw:name="Object12" text:anchor-type="as-char" svg:y="-0.1862in" svg:width="0.2516in" svg:height="0.2311in" draw:z-index="11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T6"> has a number greater than the corresponding number in </text:span><text:span text:style-name="Source_20_Text"><text:span text:style-name="T7"><draw:frame draw:style-name="fr1" draw:name="Object13" text:anchor-type="as-char" svg:y="-0.1862in" svg:width="0.2508in" svg:height="0.2311in" draw:z-index="12"><draw:object xlink:href="./Object 13" xlink:type="simple" xlink:show="embed" xlink:actuate="onLoad"/><draw:image xlink:href="./ObjectReplacements/Object 13" xlink:type="simple" xlink:show="embed" xlink:actuate="onLoad"/></draw:frame></text:span></text:span><text:span text:style-name="T6">. For example, </text:span><text:span text:style-name="Source_20_Text"><text:span text:style-name="T7"><draw:frame draw:style-name="fr1" draw:name="Object14" text:anchor-type="as-char" svg:y="-0.1862in" svg:width="1.0102in" svg:height="0.239in" draw:z-index="13"><draw:object xlink:href="./Object 14" xlink:type="simple" xlink:show="embed" xlink:actuate="onLoad"/><draw:image xlink:href="./ObjectReplacements/Object 14" xlink:type="simple" xlink:show="embed" xlink:actuate="onLoad"/></draw:frame></text:span></text:span><text:span text:style-name="T6"> is lexicographically larger than </text:span><text:span text:style-name="Source_20_Text"><text:span text:style-name="T7"><draw:frame draw:style-name="fr1" draw:name="Object15" text:anchor-type="as-char" svg:y="-0.1862in" svg:width="1.0083in" svg:height="0.239in" draw:z-index="14"><draw:object xlink:href="./Object 15" xlink:type="simple" xlink:show="embed" xlink:actuate="onLoad"/><draw:image xlink:href="./ObjectReplacements/Object 15" xlink:type="simple" xlink:show="embed" xlink:actuate="onLoad"/></draw:frame></text:span></text:span><text:span text:style-name="T6"> because the first position they differ is at the third number, and </text:span><text:span text:style-name="T6"><draw:frame draw:style-name="fr1" draw:name="Object16" text:anchor-type="as-char" svg:y="-0.1862in" svg:width="0.25in" svg:height="0.231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6"><text:s/>is greater than </text:span><text:span text:style-name="T6"><draw:frame draw:style-name="fr1" draw:name="Object17" text:anchor-type="as-char" svg:y="-0.1862in" svg:width="0.2465in" svg:height="0.2311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6">.</text:span></text:p>
      <text:h text:style-name="Heading_20_3" text:outline-level="3"><text:bookmark text:name="approach-backtracking"/>Approach: Backtracking</text:h>
      <text:h text:style-name="P4" text:outline-level="4"><text:bookmark text:name="intuition"/>Intuition</text:h>
      <text:p text:style-name="P8">Observe the lexicographically largest sequences for smaller values of <text:span text:style-name="Source_20_Text"><text:span text:style-name="T5"><draw:frame draw:style-name="fr1" draw:name="Object18" text:anchor-type="as-char" svg:y="-0.1862in" svg:width="0.2492in" svg:height="0.2311in" draw:z-index="17"><draw:object xlink:href="./Object 18" xlink:type="simple" xlink:show="embed" xlink:actuate="onLoad"/><draw:image xlink:href="./ObjectReplacements/Object 18" xlink:type="simple" xlink:show="embed" xlink:actuate="onLoad"/></draw:frame></text:span></text:span>:</text:p>
      <text:list text:style-name="L4">
        <text:list-item>
          <text:p text:style-name="P16">For <text:span text:style-name="Source_20_Text"><text:span text:style-name="T5"><draw:frame draw:style-name="fr1" draw:name="Object19" text:anchor-type="as-char" svg:y="-0.1862in" svg:width="0.8689in" svg:height="0.239in" draw:z-index="18"><draw:object xlink:href="./Object 19" xlink:type="simple" xlink:show="embed" xlink:actuate="onLoad"/><draw:image xlink:href="./ObjectReplacements/Object 19" xlink:type="simple" xlink:show="embed" xlink:actuate="onLoad"/></draw:frame></text:span></text:span></text:p>
        </text:list-item>
        <text:list-item>
          <text:p text:style-name="P16">For <text:span text:style-name="Source_20_Text"><text:span text:style-name="T5"><draw:frame draw:style-name="fr1" draw:name="Object20" text:anchor-type="as-char" svg:y="-0.1862in" svg:width="1.2772in" svg:height="0.239in" draw:z-index="19"><draw:object xlink:href="./Object 20" xlink:type="simple" xlink:show="embed" xlink:actuate="onLoad"/><draw:image xlink:href="./ObjectReplacements/Object 20" xlink:type="simple" xlink:show="embed" xlink:actuate="onLoad"/></draw:frame></text:span></text:span></text:p>
        </text:list-item>
        <text:list-item>
          <text:p text:style-name="P16">For <text:span text:style-name="Source_20_Text"><text:span text:style-name="T5"><draw:frame draw:style-name="fr1" draw:name="Object21" text:anchor-type="as-char" svg:y="-0.1862in" svg:width="1.6925in" svg:height="0.239in" draw:z-index="20"><draw:object xlink:href="./Object 21" xlink:type="simple" xlink:show="embed" xlink:actuate="onLoad"/><draw:image xlink:href="./ObjectReplacements/Object 21" xlink:type="simple" xlink:show="embed" xlink:actuate="onLoad"/></draw:frame></text:span></text:span></text:p>
        </text:list-item>
        <text:list-item>
          <text:p text:style-name="P17">For <text:span text:style-name="Source_20_Text"><text:span text:style-name="T5"><draw:frame draw:style-name="fr1" draw:name="Object22" text:anchor-type="as-char" svg:y="-0.1862in" svg:width="2.1382in" svg:height="0.239in" draw:z-index="21"><draw:object xlink:href="./Object 22" xlink:type="simple" xlink:show="embed" xlink:actuate="onLoad"/><draw:image xlink:href="./ObjectReplacements/Object 22" xlink:type="simple" xlink:show="embed" xlink:actuate="onLoad"/></draw:frame></text:span></text:span></text:p>
        </text:list-item>
      </text:list>
      <text:p text:style-name="P8">Identifying an intuitive pattern for these sequences is challenging. Given that <text:span text:style-name="Source_20_Text"><text:span text:style-name="T5"><draw:frame draw:style-name="fr1" draw:name="Object23" text:anchor-type="as-char" svg:y="-0.1862in" svg:width="0.2492in" svg:height="0.2311in" draw:z-index="22"><draw:object xlink:href="./Object 23" xlink:type="simple" xlink:show="embed" xlink:actuate="onLoad"/><draw:image xlink:href="./ObjectReplacements/Object 23" xlink:type="simple" xlink:show="embed" xlink:actuate="onLoad"/></draw:frame></text:span></text:span> lies in the range <text:span text:style-name="Source_20_Text"><text:span text:style-name="T5"><draw:frame draw:style-name="fr1" draw:name="Object24" text:anchor-type="as-char" svg:y="-0.1862in" svg:width="0.9154in" svg:height="0.2311in" draw:z-index="23"><draw:object xlink:href="./Object 24" xlink:type="simple" xlink:show="embed" xlink:actuate="onLoad"/><draw:image xlink:href="./ObjectReplacements/Object 24" xlink:type="simple" xlink:show="embed" xlink:actuate="onLoad"/></draw:frame></text:span></text:span>, we can generate all possible valid sequences and find the lexicographically largest among them using backtracking. We'll use a recursive boolean function to determine whether the current sequence is valid. If it's not, we can terminate the recursive process early.</text:p>
      <text:p text:style-name="Text_20_body"/>
      <text:h text:style-name="P3" text:outline-level="1" text:is-list-header="true"><text:span text:style-name="T1">1718. Construct the Lexicographically Largest Valid Sequenc</text:span><text:span text:style-name="T2">e</text:span></text:h>
      <text:p text:style-name="P11">/*</text:p>
      <text:p text:style-name="P11"><text:s text:c="4"/><text:span text:style-name="T8">Recursive backtracking</text:span></text:p>
      <text:p text:style-name="P11"><text:s text:c="4"/>Time complexity: O(n!)</text:p>
      <text:p text:style-name="P11"><text:s text:c="4"/>Space complexity: O(3n)=O(n)</text:p>
      <text:p text:style-name="P11">*/</text:p>
      <text:p text:style-name="P11">typedef std::vector&lt;int&gt; vi;</text:p>
      <text:p text:style-name="P11">class Solution {</text:p>
      <text:p text:style-name="P11"><text:s text:c="4"/>public:</text:p>
      <text:p text:style-name="P20"><text:s text:c="8"/>vi constructDistancedSequence(int n){</text:p>
      <text:p text:style-name="P11"><text:s text:c="12"/>vi ans(2*n-1,0);</text:p>
      <text:p text:style-name="P11"><text:s text:c="12"/>vi is_placed(n+1,0);</text:p>
      <text:p text:style-name="P11"/>
      <text:p text:style-name="P18"><text:s text:c="12"/></text:p>
      <text:p text:style-name="P19"><text:tab/>auto solve=[&amp;](int index,auto&amp; self)-&gt;bool{</text:p>
      <text:p text:style-name="P11"><text:s text:c="16"/><text:span text:style-name="T8">// If all positions are filled, we get our answer</text:span></text:p>
      <text:p text:style-name="P23"><text:s text:c="16"/>if(index==ans.size()) return true;</text:p>
      <text:p text:style-name="P11"><text:s text:c="16"/><text:span text:style-name="T8">// If cu</text:span><text:span text:style-name="T9">r</text:span><text:span text:style-name="T8">rent position is filled, pass the next position</text:span></text:p>
      <text:p text:style-name="P20"><text:s text:c="16"/>if(ans[index]) return self(index+1,self);</text:p>
      <text:p text:style-name="P11"><text:s text:c="16"/><text:span text:style-name="T8">// Try to place the largest number</text:span></text:p>
      <text:p text:style-name="P11"><text:s text:c="16"/>for(int e=n;e&gt;=1;--e){</text:p>
      <text:p text:style-name="P11"><text:s text:c="20"/><text:span text:style-name="T8">// Determine the corresponded index of the element at the current index</text:span></text:p>
      <text:p text:style-name="P20"><text:s text:c="20"/>int corresponded_index=(e==1)?index:index+e;</text:p>
      <text:p text:style-name="P11"><text:s text:c="17"/><text:span text:style-name="T8"><text:s text:c="3"/>// If it is already placed or</text:span></text:p>
      <text:p text:style-name="P22"><text:s text:c="20"/>// we can not place the element in the corresponded pos<text:span text:style-name="T14">i</text:span>tion (if element&gt;1)</text:p>
      <text:p text:style-name="P22"><text:s text:c="20"/>// then, go to lesser number</text:p>
      <text:p text:style-name="P20"><text:s text:c="20"/>if(is_placed[e] || (e&gt;1 &amp;&amp; (corresponded_index&gt;=ans.size() || ans[corresponded_index]))) continue;</text:p>
      <text:p text:style-name="P11"><text:s text:c="20"/><text:span text:style-name="T10">// Place it</text:span></text:p>
      <text:p text:style-name="P11"><text:s text:c="20"/>is_placed[e]=1; <text:span text:style-name="T8">// Mark the element as placed</text:span></text:p>
      <text:p text:style-name="P21"><text:s text:c="20"/>ans[index]=ans[corresponded_index]=e; <text:span text:style-name="T8">// Put the element in both correct positions</text:span></text:p>
      <text:p text:style-name="P11"><text:s text:c="20"/><text:span text:style-name="T8">// Then pass to next positions</text:span> </text:p>
      <text:p text:style-name="P20"><text:s text:c="20"/>if(self(index+1,self)) return true;</text:p>
      <text:p text:style-name="P11"><text:s text:c="20"/><text:span text:style-name="T8">// If we can not place the current element</text:span></text:p>
      <text:p text:style-name="P22"><text:s text:c="20"/>// Undo the placements for pervious elem<text:span text:style-name="T17">e</text:span>nts</text:p>
      <text:p text:style-name="P11"><text:s text:c="20"/>ans[index]=ans[corresponded_index]=0;</text:p>
      <text:p text:style-name="P11"><text:s text:c="20"/>is_placed[e]=0;</text:p>
      <text:p text:style-name="P11"><text:s text:c="16"/>}</text:p>
      <text:p text:style-name="P11"/>
      <text:p text:style-name="P11"><text:s text:c="16"/>return false;</text:p>
      <text:p text:style-name="P11"><text:s text:c="12"/>};</text:p>
      <text:p text:style-name="P12"/>
      <text:p text:style-name="P11"/>
      <text:p text:style-name="P11"><text:s text:c="12"/>solve(0,solve);</text:p>
      <text:p text:style-name="P11"/>
      <text:p text:style-name="P11"><text:s text:c="12"/>return ans;</text:p>
      <text:p text:style-name="P11"><text:s text:c="8"/>}</text:p>
      <text:p text:style-name="P11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Arabic1" style:font-family-complex="'Noto Sans Arabic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5</text:page-count></text:p>
      </style:footer>
    </style:master-page>
    <style:master-page style:name="Landscape" style:page-layout-name="Mpm2">
      <style:footer>
        <text:p text:style-name="Footer"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2:20:29.273922238</meta:creation-date>
    <dc:date>2025-02-16T13:15:28.346473642</dc:date>
    <meta:editing-duration>PT54M58S</meta:editing-duration>
    <meta:editing-cycles>8</meta:editing-cycles>
    <meta:generator>LibreOffice/24.2.7.2$Linux_X86_64 LibreOffice_project/420$Build-2</meta:generator>
    <meta:print-date>2025-02-16T13:15:21.351195244</meta:print-date>
    <meta:printed-by>PDF files</meta:printed-by>
    <meta:document-statistic meta:table-count="0" meta:image-count="0" meta:object-count="24" meta:page-count="5" meta:paragraph-count="78" meta:word-count="595" meta:character-count="4313" meta:non-whitespace-character-count="3249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n>1</mn>
          <mi>,</mi>
          <mn>9</mn>
          <mi>,</mi>
          <mn>0</mn>
        </mrow>
      </mrow>
      <mo fence="true" form="postfix" stretchy="false">]</mo>
    </mrow>
    <annotation encoding="StarMath 5.0">[0,1,9,0]</annotation>
  </semantics>
</math>
</file>

<file path=Object 1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n>1</mn>
          <mi>,</mi>
          <mn>5</mn>
          <mi>,</mi>
          <mn>6</mn>
        </mrow>
      </mrow>
      <mo fence="true" form="postfix" stretchy="false">]</mo>
    </mrow>
    <annotation encoding="StarMath 5.0">[0,1,5,6]</annotation>
  </semantics>
</math>
</file>

<file path=Object 16/content.xml><?xml version="1.0" encoding="utf-8"?>
<math xmlns="http://www.w3.org/1998/Math/MathML" display="block">
  <semantics>
    <mn>9</mn>
    <annotation encoding="StarMath 5.0">9</annotation>
  </semantics>
</math>
</file>

<file path=Object 17/content.xml><?xml version="1.0" encoding="utf-8"?>
<math xmlns="http://www.w3.org/1998/Math/MathML" display="block">
  <semantics>
    <mn>5</mn>
    <annotation encoding="StarMath 5.0">5</annotation>
  </semantics>
</math>
</file>

<file path=Object 18/content.xml><?xml version="1.0" encoding="utf-8"?>
<math xmlns="http://www.w3.org/1998/Math/MathML" display="block">
  <semantics>
    <mi>n</mi>
    <annotation encoding="StarMath 5.0">n</annotation>
  </semantics>
</math>
</file>

<file path=Object 19/content.xml><?xml version="1.0" encoding="utf-8"?>
<math xmlns="http://www.w3.org/1998/Math/MathML" display="block">
  <semantics>
    <mrow>
      <mrow>
        <mi>n</mi>
        <mo stretchy="false">=</mo>
        <mn>1</mn>
      </mrow>
      <mi mathvariant="normal">:</mi>
      <mrow>
        <mo fence="true" form="prefix" stretchy="false">[</mo>
        <mrow>
          <mn>1</mn>
        </mrow>
        <mo fence="true" form="postfix" stretchy="false">]</mo>
      </mrow>
    </mrow>
    <annotation encoding="StarMath 5.0">n = 1: [1]</annotation>
  </semantics>
</math>
</file>

<file path=Object 2/content.xml><?xml version="1.0" encoding="utf-8"?>
<math xmlns="http://www.w3.org/1998/Math/MathML" display="block">
  <semantics>
    <mn>1</mn>
    <annotation encoding="StarMath 5.0">1</annotation>
  </semantics>
</math>
</file>

<file path=Object 20/content.xml><?xml version="1.0" encoding="utf-8"?>
<math xmlns="http://www.w3.org/1998/Math/MathML" display="block">
  <semantics>
    <mrow>
      <mrow>
        <mi>n</mi>
        <mo stretchy="false">=</mo>
        <mn>2</mn>
      </mrow>
      <mi mathvariant="normal">:</mi>
      <mrow>
        <mo fence="true" form="prefix" stretchy="false">[</mo>
        <mrow>
          <mrow>
            <mn>2</mn>
            <mi>,</mi>
            <mn>1</mn>
            <mi>,</mi>
            <mn>2</mn>
          </mrow>
        </mrow>
        <mo fence="true" form="postfix" stretchy="false">]</mo>
      </mrow>
    </mrow>
    <annotation encoding="StarMath 5.0">n = 2: [2, 1, 2]</annotation>
  </semantics>
</math>
</file>

<file path=Object 21/content.xml><?xml version="1.0" encoding="utf-8"?>
<math xmlns="http://www.w3.org/1998/Math/MathML" display="block">
  <semantics>
    <mrow>
      <mrow>
        <mi>n</mi>
        <mo stretchy="false">=</mo>
        <mn>3</mn>
      </mrow>
      <mi mathvariant="normal">:</mi>
      <mrow>
        <mo fence="true" form="prefix" stretchy="false">[</mo>
        <mrow>
          <mrow>
            <mn>3</mn>
            <mi>,</mi>
            <mn>1</mn>
            <mi>,</mi>
            <mn>2</mn>
            <mi>,</mi>
            <mn>3</mn>
            <mi>,</mi>
            <mn>2</mn>
          </mrow>
        </mrow>
        <mo fence="true" form="postfix" stretchy="false">]</mo>
      </mrow>
    </mrow>
    <annotation encoding="StarMath 5.0">n = 3: [3, 1, 2, 3, 2]</annotation>
  </semantics>
</math>
</file>

<file path=Object 22/content.xml><?xml version="1.0" encoding="utf-8"?>
<math xmlns="http://www.w3.org/1998/Math/MathML" display="block">
  <semantics>
    <mrow>
      <mrow>
        <mi>n</mi>
        <mo stretchy="false">=</mo>
        <mn>4</mn>
      </mrow>
      <mi mathvariant="normal">:</mi>
      <mrow>
        <mo fence="true" form="prefix" stretchy="false">[</mo>
        <mrow>
          <mrow>
            <mn>4</mn>
            <mi>,</mi>
            <mn>2</mn>
            <mi>,</mi>
            <mn>3</mn>
            <mi>,</mi>
            <mn>2</mn>
            <mi>,</mi>
            <mn>4</mn>
            <mi>,</mi>
            <mn>3</mn>
            <mi>,</mi>
            <mn>1</mn>
          </mrow>
        </mrow>
        <mo fence="true" form="postfix" stretchy="false">]</mo>
      </mrow>
    </mrow>
    <annotation encoding="StarMath 5.0">n = 4: [4, 2, 3, 2, 4, 3, 1]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24/content.xml><?xml version="1.0" encoding="utf-8"?>
<math xmlns="http://www.w3.org/1998/Math/MathML" display="block">
  <semantics>
    <mrow>
      <mn>1</mn>
      <mo stretchy="false">≤</mo>
      <mi>n</mi>
      <mo stretchy="false">≤</mo>
      <mn>20</mn>
    </mrow>
    <annotation encoding="StarMath 5.0">1 &lt;= n &lt;= 20</annotation>
  </semantics>
</math>
</file>

<file path=Object 3/content.xml><?xml version="1.0" encoding="utf-8"?>
<math xmlns="http://www.w3.org/1998/Math/MathML" display="block">
  <semantics>
    <mn>2</mn>
    <annotation encoding="StarMath 5.0">2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row>
      <mi mathvariant="italic">nums</mi>
      <mo stretchy="false">=</mo>
      <mrow>
        <mo fence="true" form="prefix" stretchy="false">[</mo>
        <mrow>
          <mrow>
            <mn>1</mn>
            <mi>,</mi>
            <mn>2</mn>
            <mi>,</mi>
            <mn>3</mn>
            <mi>,</mi>
            <mn>1</mn>
            <mi>,</mi>
            <mn>2</mn>
          </mrow>
        </mrow>
        <mo fence="true" form="postfix" stretchy="false">]</mo>
      </mrow>
    </mrow>
    <annotation encoding="StarMath 5.0">nums = [1,2,3,1,2]</annotation>
  </semantics>
</math>
</file>

<file path=Object 6/content.xml><?xml version="1.0" encoding="utf-8"?>
<math xmlns="http://www.w3.org/1998/Math/MathML" display="block">
  <semantics>
    <mn>1</mn>
    <annotation encoding="StarMath 5.0">1</annotation>
  </semantics>
</math>
</file>

<file path=Object 7/content.xml><?xml version="1.0" encoding="utf-8"?>
<math xmlns="http://www.w3.org/1998/Math/MathML" display="block">
  <semantics>
    <mn>3</mn>
    <annotation encoding="StarMath 5.0">3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